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89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3.335cm">
          <text:p text:style-name="P3"/>
        </draw:line>
        <draw:frame draw:style-name="gr3" draw:text-style-name="P4" draw:layer="layout" svg:width="5.08cm" svg:height="7.361cm" svg:x="0.635cm" svg:y="5.715cm">
          <draw:text-box>
            <text:p text:style-name="P3"><text:span text:style-name="T2">allIndexes</text:span></text:p>
            <text:p text:style-name="P3"><text:span text:style-name="T2">allItems</text:span></text:p>
            <text:p text:style-name="P3"><text:span text:style-name="T2">append</text:span></text:p>
            <text:p text:style-name="P3"><text:span text:style-name="T2">appendAll</text:span></text:p>
            <text:p text:style-name="P3"><text:span text:style-name="T2">at, <text:s/>[ ]</text:span></text:p>
            <text:p text:style-name="P3"><text:span text:style-name="T2">difference</text:span></text:p>
            <text:p text:style-name="P3"><text:span text:style-name="T2">empty</text:span></text:p>
            <text:p text:style-name="P3"><text:span text:style-name="T2">first</text:span></text:p>
            <text:p text:style-name="P3"><text:span text:style-name="T2">hasIndex</text:span></text:p>
            <text:p text:style-name="P3"><text:span text:style-name="T2">hasItem</text:span></text:p>
            <text:p text:style-name="P3"><text:span text:style-name="T2">index</text:span></text:p>
            <text:p text:style-name="P3"><text:span text:style-name="T2">insert</text:span></text:p>
            <text:p text:style-name="P3"><text:span text:style-name="T2">intersection</text:span></text:p>
            <text:p text:style-name="P3"><text:span text:style-name="T2">isEmpty</text:span></text:p>
            <text:p text:style-name="P3"><text:span text:style-name="T2">items</text:span></text:p>
          </draw:text-box>
        </draw:frame>
        <draw:line draw:style-name="gr2" draw:text-style-name="P2" draw:layer="layout" svg:x1="10.795cm" svg:y1="13.335cm" svg:x2="0.635cm" svg:y2="13.335cm">
          <text:p text:style-name="P3"/>
        </draw:line>
        <draw:custom-shape draw:style-name="gr1" draw:text-style-name="P1" draw:layer="layout" svg:width="10.16cm" svg:height="0.635cm" svg:x="0.635cm" svg:y="1.905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3.81cm">
          <draw:text-box>
            <text:p text:style-name="P3"><text:span text:style-name="T2">new</text:span></text:p>
            <text:p text:style-name="P3"><text:span text:style-name="T2">of</text:span></text:p>
          </draw:text-box>
        </draw:frame>
        <draw:line draw:style-name="gr2" draw:text-style-name="P2" draw:layer="layout" svg:x1="0.635cm" svg:y1="5.08cm" svg:x2="5.715cm" svg:y2="5.08cm">
          <text:p text:style-name="P3"/>
        </draw:line>
        <draw:frame draw:style-name="gr3" draw:text-style-name="P4" draw:layer="layout" svg:width="5.08cm" svg:height="7.361cm" svg:x="5.715cm" svg:y="5.715cm">
          <draw:text-box>
            <text:p text:style-name="P3"><text:span text:style-name="T2">last</text:span></text:p>
            <text:p text:style-name="P3"><text:span text:style-name="T2">makeArray</text:span></text:p>
            <text:p text:style-name="P3"><text:span text:style-name="T2">next</text:span></text:p>
            <text:p text:style-name="P3"><text:span text:style-name="T2">peek</text:span></text:p>
            <text:p text:style-name="P3"><text:span text:style-name="T2">previous</text:span></text:p>
            <text:p text:style-name="P3"><text:span text:style-name="T2">pull</text:span></text:p>
            <text:p text:style-name="P3"><text:span text:style-name="T2">push</text:span></text:p>
            <text:p text:style-name="P3"><text:span text:style-name="T2">put, <text:s/>[ ]=</text:span></text:p>
            <text:p text:style-name="P3"><text:span text:style-name="T2">queue</text:span></text:p>
            <text:p text:style-name="P3"><text:span text:style-name="T2">remove</text:span></text:p>
            <text:p text:style-name="P3"><text:span text:style-name="T2">removeItem</text:span></text:p>
            <text:p text:style-name="P3"><text:span text:style-name="T2">subset</text:span></text:p>
            <text:p text:style-name="P3"><text:span text:style-name="T2">supplier</text:span></text:p>
            <text:p text:style-name="P3"><text:span text:style-name="T2">union</text:span></text:p>
            <text:p text:style-name="P3"><text:span text:style-name="T2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3.335cm" svg:x2="5.715cm" svg:y2="5.715cm">
          <text:p text:style-name="P3"/>
        </draw:line>
        <draw:custom-shape draw:style-name="gr1" draw:text-style-name="P1" draw:layer="layout" svg:width="10.16cm" svg:height="0.635cm" svg:x="0.635cm" svg:y="2.54cm">
          <text:p text:style-name="P5"><text:span text:style-name="T1">+ <text:s/>Ordered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2:33:32</dc:date>
    <dc:language>en-US</dc:language>
    <meta:editing-cycles>14</meta:editing-cycles>
    <meta:editing-duration>PT1H40M34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